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xScriptRunner.executeScript( String exec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xScriptRunner.supportsLangu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vaxScriptRunner.getManag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xScriptRunner.evaluateScript( String exec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JavaxScriptRunner.createEngi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